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1.40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writing-mode="lr-tb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Time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89H02M03S">
            <text:p>01:02:03,0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90H45M56.1S">
            <office:annotation office:display="true" draw:style-name="gr1" draw:text-style-name="P2" svg:width="2.899cm" svg:height="2.097cm" svg:x="4.132cm" svg:y="1.755cm" draw:caption-point-x="-1.981cm" draw:caption-point-y="-0.757cm">
              <dc:date>2019-09-28T00:00:00</dc:date>
              <text:p text:style-name="P1"><text:span text:style-name="T1">* this comment should NOT interfere with the cell value *</text:span></text:p>
            </office:annotation>
            <text:p>02:45:56,1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92H29M49.2S">
            <text:p>04:29:49,2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94H13M42.3S">
            <text:p>06:13:42,30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time" office:time-value="PT35095H57M35.4S">
            <text:p>07:57:35,4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97H41M28.5S">
            <text:p>09:41:28,5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099H25M21.6S">
            <text:p>11:25:21,6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101H09M14.7S">
            <text:p>13:09:14,7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102H53M07.8S">
            <text:p>14:53:07,8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104H37M00.9S">
            <text:p>16:37:00,9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35106H20M54S">
            <text:p>18:20:54,000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4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John</meta:initial-creator>
    <meta:creation-date>2014-04-23T22:40:48Z</meta:creation-date>
    <dc:date>2023-09-29T14:13:08.42</dc:date>
    <meta:editing-duration>PT1M24S</meta:editing-duration>
    <meta:editing-cycles>3</meta:editing-cycles>
    <meta:document-statistic meta:table-count="1" meta:cell-count="12" meta:object-count="0"/>
  </office:meta>
</office:document-meta>
</file>